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Г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15" calcext:value-type="float">
            <text:p>5.1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15" calcext:value-type="float">
            <text:p>5.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1" calcext:value-type="float">
            <text:p>5.1</text:p>
          </table:table-cell>
          <table:table-cell office:value-type="float" office:value="0.0000002" calcext:value-type="float">
            <text:p>0.00000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.1" calcext:value-type="float">
            <text:p>5.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1" calcext:value-type="float">
            <text:p>5.1</text:p>
          </table:table-cell>
          <table:table-cell office:value-type="float" office:value="0.00002" calcext:value-type="float">
            <text:p>0.00002</text:p>
          </table:table-cell>
        </table:table-row>
      </table:table>
      <table:table table:name="2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Default" office:value-type="string" calcext:value-type="string">
            <text:p>Г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" calcext:value-type="float">
            <text:p>1.00E+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00000" calcext:value-type="float">
            <text:p>2.00E+0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5000000" calcext:value-type="float">
            <text:p>2.50E+0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000000" calcext:value-type="float">
            <text:p>2.80E+0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0000000" calcext:value-type="float">
            <text:p>3.00E+07</text:p>
          </table:table-cell>
          <table:table-cell office:value-type="float" office:value="3.1" calcext:value-type="float">
            <text:p>3.1</text:p>
          </table:table-cell>
        </table:table-row>
      </table:table>
      <table:table table:name="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Гц</text:p>
            <text:p/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C</text:p>
          </table:table-cell>
        </table:table-row>
      </table:table>
      <table:table table:name="4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nu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Ay</text:p>
          </table:table-cell>
        </table:table-row>
        <table:table-row table:style-name="ro1">
          <table:table-cell table:style-name="Default" office:value-type="string" calcext:value-type="string">
            <text:p>Гц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.00E+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" calcext:value-type="float">
            <text:p>1.00E+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0000" calcext:value-type="float">
            <text:p>2.00E+0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00000" calcext:value-type="float">
            <text:p>4.00E+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00000" calcext:value-type="float">
            <text:p>6.00E+0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800000" calcext:value-type="float">
            <text:p>8.00E+0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000000" calcext:value-type="float">
            <text:p>1.00E+0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200000" calcext:value-type="float">
            <text:p>1.20E+06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400000" calcext:value-type="float">
            <text:p>1.40E+0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600000" calcext:value-type="float">
            <text:p>1.60E+0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800000" calcext:value-type="float">
            <text:p>1.80E+0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3:23:10.005600390</meta:creation-date>
    <dc:date>2023-12-08T15:41:22.244627787</dc:date>
    <meta:editing-duration>PT11H11M55S</meta:editing-duration>
    <meta:editing-cycles>15</meta:editing-cycles>
    <meta:generator>LibreOffice/7.5.7.1$Linux_X86_64 LibreOffice_project/50$Build-1</meta:generator>
    <meta:document-statistic meta:table-count="4" meta:cell-count="100" meta:object-count="0"/>
  </office:meta>
</office:document-meta>
</file>